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bcc" draw:textarea-horizontal-align="justify" draw:textarea-vertical-align="top" draw:auto-grow-height="false" fo:min-height="9.148cm" fo:min-width="2.802cm"/>
    </style:style>
    <style:style style:name="gr2" style:family="graphic" style:parent-style-name="standard">
      <style:graphic-properties draw:fill-color="#fff685" draw:textarea-horizontal-align="justify" draw:textarea-vertical-align="top" draw:auto-grow-height="false" fo:min-height="2.474cm" fo:min-width="2.294cm"/>
    </style:style>
    <style:style style:name="gr3" style:family="graphic" style:parent-style-name="standard">
      <style:graphic-properties draw:fill-color="#fcd4d1" draw:opacity="50%" draw:textarea-horizontal-align="justify" draw:textarea-vertical-align="top" draw:auto-grow-height="false" fo:min-height="9.148cm" fo:min-width="12.6cm"/>
    </style:style>
    <style:style style:name="gr4" style:family="graphic" style:parent-style-name="standard">
      <style:graphic-properties draw:fill-color="#dfcce4" draw:textarea-horizontal-align="justify" draw:textarea-vertical-align="middle" draw:auto-grow-height="false" fo:min-height="1.02cm" fo:min-width="1.786cm"/>
    </style:style>
    <style:style style:name="gr5" style:family="graphic" style:parent-style-name="standard">
      <style:graphic-properties draw:fill-color="#add58a" draw:textarea-horizontal-align="justify" draw:textarea-vertical-align="middle" draw:auto-grow-height="false" fo:min-height="1.02cm" fo:min-width="2.04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top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9" style:family="graphic">
      <style:graphic-properties style:protect="size"/>
    </style:style>
    <style:style style:name="gr10" style:family="graphic" style:parent-style-name="standard">
      <style:graphic-properties draw:fill-color="#e0efd4" draw:opacity="50%" draw:textarea-horizontal-align="justify" draw:textarea-vertical-align="top" draw:auto-grow-height="false" fo:min-height="13.974cm" fo:min-width="9.914cm"/>
    </style:style>
    <style:style style:name="gr11" style:family="graphic" style:parent-style-name="standard">
      <style:graphic-properties draw:fill-color="#72bf44" draw:textarea-horizontal-align="justify" draw:textarea-vertical-align="middle" draw:auto-grow-height="false" fo:min-height="0.904cm" fo:min-width="4.072cm"/>
    </style:style>
    <style:style style:name="gr12" style:family="graphic" style:parent-style-name="standard">
      <style:graphic-properties draw:fill-color="#dfcce4" draw:textarea-horizontal-align="justify" draw:textarea-vertical-align="middle" draw:auto-grow-height="false" fo:min-height="1.02cm" fo:min-width="4.01cm"/>
    </style:style>
    <style:style style:name="gr13" style:family="graphic" style:parent-style-name="standard">
      <style:graphic-properties draw:fill-color="#cccccc" draw:textarea-horizontal-align="justify" draw:textarea-vertical-align="middle" draw:auto-grow-height="false" fo:min-height="1.338cm" fo:min-width="3.057cm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paragraph-properties fo:text-align="end"/>
    </style:style>
    <style:style style:name="P2" style:family="paragraph">
      <loext:graphic-properties draw:fill-color="#fffbcc"/>
      <style:paragraph-properties fo:text-align="end"/>
    </style:style>
    <style:style style:name="P3" style:family="paragraph">
      <style:paragraph-properties fo:text-align="center"/>
    </style:style>
    <style:style style:name="P4" style:family="paragraph">
      <loext:graphic-properties draw:fill-color="#fff685"/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-color="#fcd4d1" draw:opacity="50%"/>
      <style:paragraph-properties fo:text-align="start"/>
    </style:style>
    <style:style style:name="P7" style:family="paragraph">
      <loext:graphic-properties draw:fill-color="#dfcce4"/>
      <style:paragraph-properties fo:text-align="center"/>
    </style:style>
    <style:style style:name="P8" style:family="paragraph">
      <loext:graphic-properties draw:fill-color="#add58a"/>
      <style:paragraph-properties fo:text-align="center"/>
    </style:style>
    <style:style style:name="P9" style:family="paragraph">
      <style:paragraph-properties fo:margin-left="1.27cm" fo:margin-right="0cm" fo:text-align="center" fo:text-indent="0cm"/>
    </style:style>
    <style:style style:name="P10" style:family="paragraph">
      <loext:graphic-properties draw:fill="none"/>
      <style:paragraph-properties fo:margin-left="1.27cm" fo:margin-right="0cm" fo:text-align="center" fo:text-indent="0cm"/>
      <style:text-properties fo:font-size="12pt" fo:font-style="italic" style:font-size-asian="18pt" style:font-style-asian="italic" style:font-size-complex="18pt" style:font-style-complex="italic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-color="#ffffff"/>
    </style:style>
    <style:style style:name="P14" style:family="paragraph">
      <loext:graphic-properties draw:fill-color="#e0efd4" draw:opacity="50%"/>
      <style:paragraph-properties fo:text-align="end"/>
    </style:style>
    <style:style style:name="P15" style:family="paragraph">
      <loext:graphic-properties draw:fill-color="#72bf44"/>
      <style:paragraph-properties fo:text-align="center"/>
    </style:style>
    <style:style style:name="P16" style:family="paragraph">
      <loext:graphic-properties draw:fill-color="#cccccc"/>
      <style:paragraph-properties fo:text-align="center"/>
    </style:style>
    <style:style style:name="P17" style:family="paragraph">
      <style:paragraph-properties fo:text-align="end"/>
      <style:text-properties fo:font-size="18pt"/>
    </style:style>
    <style:style style:name="P18" style:family="paragraph">
      <loext:graphic-properties draw:fill-color="#fffbcc"/>
      <style:paragraph-properties fo:text-align="end"/>
      <style:text-properties fo:font-size="18pt"/>
    </style:style>
    <style:style style:name="P19" style:family="paragraph">
      <style:paragraph-properties fo:text-align="center"/>
      <style:text-properties fo:font-size="18pt"/>
    </style:style>
    <style:style style:name="P20" style:family="paragraph">
      <loext:graphic-properties draw:fill-color="#fff685"/>
      <style:paragraph-properties fo:text-align="center"/>
      <style:text-properties fo:font-size="18pt"/>
    </style:style>
    <style:style style:name="P21" style:family="paragraph">
      <style:paragraph-properties fo:text-align="start"/>
      <style:text-properties fo:font-size="18pt"/>
    </style:style>
    <style:style style:name="P22" style:family="paragraph">
      <loext:graphic-properties draw:fill-color="#fcd4d1" draw:opacity="50%"/>
      <style:paragraph-properties fo:text-align="start"/>
      <style:text-properties fo:font-size="18pt"/>
    </style:style>
    <style:style style:name="P23" style:family="paragraph">
      <loext:graphic-properties draw:fill-color="#e0efd4" draw:opacity="50%"/>
      <style:paragraph-properties fo:text-align="end"/>
      <style:text-properties fo:font-size="18pt"/>
    </style:style>
    <style:style style:name="P24" style:family="paragraph">
      <loext:graphic-properties draw:fill-color="#dfcce4"/>
      <style:paragraph-properties fo:text-align="center"/>
      <style:text-properties fo:font-size="18pt"/>
    </style:style>
    <style:style style:name="P25" style:family="paragraph">
      <loext:graphic-properties draw:fill-color="#72bf44"/>
      <style:paragraph-properties fo:text-align="center"/>
      <style:text-properties fo:font-size="18pt"/>
    </style:style>
    <style:style style:name="P26" style:family="paragraph">
      <loext:graphic-properties draw:fill-color="#add58a"/>
      <style:paragraph-properties fo:text-align="center"/>
      <style:text-properties fo:font-size="18pt"/>
    </style:style>
    <style:style style:name="P27" style:family="paragraph">
      <loext:graphic-properties draw:fill-color="#cccccc"/>
      <style:paragraph-properties fo:text-align="center"/>
      <style:text-properties fo:font-size="18pt"/>
    </style:style>
    <style:style style:name="P28" style:family="paragraph">
      <style:text-properties fo:font-size="18pt"/>
    </style:style>
    <style:style style:name="P29" style:family="paragraph">
      <loext:graphic-properties draw:fill="none" draw:fill-color="#ffffff"/>
      <style:text-properties fo:font-size="18pt"/>
    </style:style>
    <style:style style:name="P30" style:family="paragraph">
      <loext:graphic-properties draw:fill-color="#ffffff"/>
      <style:text-properties fo:font-size="20pt"/>
    </style:style>
    <style:style style:name="T1" style:family="text">
      <style:text-properties fo:font-size="12pt" fo:font-style="italic" style:font-size-asian="18pt" style:font-style-asian="italic" style:font-size-complex="18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2" draw:layer="layout" svg:width="3.302cm" svg:height="9.398cm" svg:x="0.762cm" svg:y="1.778cm">
          <text:p text:style-name="P1">device</text:p>
          <draw:enhanced-geometry svg:viewBox="0 0 21600 21600" draw:type="rectangle" draw:enhanced-path="M 0 0 L 21600 0 21600 21600 0 21600 0 0 Z N"/>
        </draw:custom-shape>
        <draw:custom-shape draw:style-name="gr2" draw:text-style-name="P4" xml:id="id1" draw:id="id1" draw:layer="layout" svg:width="2.794cm" svg:height="2.724cm" svg:x="0.97cm" svg:y="2.864cm">
          <text:p text:style-name="P3">firmware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3.1cm" svg:height="9.398cm" svg:x="6.196cm" svg:y="1.778cm">
          <text:p text:style-name="P5">phone</text:p>
          <draw:enhanced-geometry svg:viewBox="0 0 21600 21600" draw:type="rectangle" draw:enhanced-path="M 0 0 L 21600 0 21600 21600 0 21600 0 0 Z N"/>
        </draw:custom-shape>
        <draw:custom-shape draw:style-name="gr4" draw:text-style-name="P7" xml:id="id3" draw:id="id3" draw:layer="layout" svg:width="2.286cm" svg:height="1.27cm" svg:x="16.002cm" svg:y="3.302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5" draw:text-style-name="P8" xml:id="id2" draw:id="id2" draw:layer="layout" svg:width="2.54cm" svg:height="1.27cm" svg:x="6.4cm" svg:y="4.594cm">
          <text:p text:style-name="P3">ble-plx</text:p>
          <draw:enhanced-geometry svg:viewBox="0 0 21600 21600" draw:type="rectangle" draw:enhanced-path="M 0 0 L 21600 0 21600 21600 0 21600 0 0 Z N"/>
        </draw:custom-shape>
        <draw:connector draw:style-name="gr6" draw:text-style-name="P10" draw:layer="layout" svg:x1="3.764cm" svg:y1="4.226cm" svg:x2="6.4cm" svg:y2="5.229cm" draw:start-shape="id1" draw:end-shape="id2" draw:end-glue-point="3" svg:d="M3764 4226h1318v1003h1318" svg:viewBox="0 0 2637 1004">
          <text:p text:style-name="P9"><text:span text:style-name="T1">BLE</text:span></text:p>
        </draw:connector>
        <draw:connector draw:style-name="gr7" draw:text-style-name="P11" draw:layer="layout" draw:type="line" svg:x1="16.002cm" svg:y1="3.937cm" svg:x2="8.94cm" svg:y2="5.229cm" draw:start-shape="id3" draw:start-glue-point="3" draw:end-shape="id2" svg:d="M16002 3937l-7062 1292" svg:viewBox="0 0 7063 1293">
          <text:p/>
        </draw:connector>
        <draw:frame draw:style-name="gr8" draw:text-style-name="P12" draw:layer="layout" svg:width="9.436cm" svg:height="0.962cm" svg:x="0.724cm" svg:y="0.362cm">
          <draw:text-box>
            <text:p>Running the app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1" draw:text-style-name="P2" draw:layer="layout" svg:width="3.302cm" svg:height="9.398cm" svg:x="0.762cm" svg:y="1.778cm">
          <text:p text:style-name="P1">device</text:p>
          <draw:enhanced-geometry svg:viewBox="0 0 21600 21600" draw:type="rectangle" draw:enhanced-path="M 0 0 L 21600 0 21600 21600 0 21600 0 0 Z N"/>
        </draw:custom-shape>
        <draw:custom-shape draw:style-name="gr2" draw:text-style-name="P4" xml:id="id4" draw:id="id4" draw:layer="layout" svg:width="2.794cm" svg:height="2.724cm" svg:x="0.97cm" svg:y="2.864cm">
          <text:p text:style-name="P3">firmware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13.1cm" svg:height="9.398cm" svg:x="6.196cm" svg:y="1.778cm">
          <text:p text:style-name="P5">phone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10.414cm" svg:height="14.224cm" svg:x="15.494cm" svg:y="0.508cm">
          <text:p text:style-name="P1">computer</text:p>
          <draw:enhanced-geometry svg:viewBox="0 0 21600 21600" draw:type="rectangle" draw:enhanced-path="M 0 0 L 21600 0 21600 21600 0 21600 0 0 Z N"/>
        </draw:custom-shape>
        <draw:custom-shape draw:style-name="gr11" draw:text-style-name="P15" xml:id="id6" draw:id="id6" draw:layer="layout" svg:width="4.572cm" svg:height="1.154cm" svg:x="10.16cm" svg:y="5.588cm">
          <text:p text:style-name="P3">ble-recorder</text:p>
          <draw:enhanced-geometry svg:viewBox="0 0 21600 21600" draw:type="rectangle" draw:enhanced-path="M 0 0 L 21600 0 21600 21600 0 21600 0 0 Z N"/>
        </draw:custom-shape>
        <draw:custom-shape draw:style-name="gr5" draw:text-style-name="P8" xml:id="id5" draw:id="id5" draw:layer="layout" svg:width="2.54cm" svg:height="1.27cm" svg:x="6.4cm" svg:y="4.594cm">
          <text:p text:style-name="P3">ble-plx</text:p>
          <draw:enhanced-geometry svg:viewBox="0 0 21600 21600" draw:type="rectangle" draw:enhanced-path="M 0 0 L 21600 0 21600 21600 0 21600 0 0 Z N"/>
        </draw:custom-shape>
        <draw:connector draw:style-name="gr6" draw:text-style-name="P10" draw:layer="layout" svg:x1="3.764cm" svg:y1="4.226cm" svg:x2="6.4cm" svg:y2="5.229cm" draw:start-shape="id4" draw:end-shape="id5" draw:end-glue-point="3" svg:d="M3764 4226h1318v1003h1318" svg:viewBox="0 0 2637 1004">
          <text:p text:style-name="P9"><text:span text:style-name="T1">BLE</text:span></text:p>
        </draw:connector>
        <draw:custom-shape draw:style-name="gr12" draw:text-style-name="P7" xml:id="id7" draw:id="id7" draw:layer="layout" svg:width="4.51cm" svg:height="1.27cm" svg:x="10.203cm" svg:y="7.62cm">
          <text:p text:style-name="P3">recorder test</text:p>
          <draw:enhanced-geometry svg:viewBox="0 0 21600 21600" draw:type="rectangle" draw:enhanced-path="M 0 0 L 21600 0 21600 21600 0 21600 0 0 Z N"/>
        </draw:custom-shape>
        <draw:custom-shape draw:style-name="gr13" draw:text-style-name="P16" xml:id="id8" draw:id="id8" draw:layer="layout" svg:width="3.556cm" svg:height="2.54cm" svg:x="20.566cm" svg:y="8.798cm">
          <text:p text:style-name="P3">recording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11" draw:layer="layout" draw:type="line" svg:x1="10.16cm" svg:y1="6.165cm" svg:x2="8.94cm" svg:y2="5.229cm" draw:start-shape="id6" draw:start-glue-point="3" draw:end-shape="id5" draw:end-glue-point="1" svg:d="M10160 6165l-1220-936" svg:viewBox="0 0 1221 937">
          <text:p/>
        </draw:connector>
        <draw:connector draw:style-name="gr7" draw:text-style-name="P11" draw:layer="layout" draw:type="line" svg:x1="12.458cm" svg:y1="7.62cm" svg:x2="12.446cm" svg:y2="6.742cm" draw:start-shape="id7" draw:start-glue-point="0" draw:end-shape="id6" svg:d="M12458 7620l-12-878" svg:viewBox="0 0 13 879">
          <text:p/>
        </draw:connector>
        <draw:connector draw:style-name="gr7" draw:text-style-name="P11" draw:layer="layout" draw:type="line" svg:x1="14.732cm" svg:y1="6.165cm" svg:x2="20.566cm" svg:y2="10.068cm" draw:start-shape="id6" draw:start-glue-point="1" draw:end-shape="id8" svg:d="M14732 6165l5834 3903" svg:viewBox="0 0 5835 3904">
          <text:p/>
        </draw:connector>
        <draw:frame draw:style-name="gr8" draw:text-style-name="P12" draw:layer="layout" svg:width="9.436cm" svg:height="0.962cm" svg:x="0.724cm" svg:y="0.362cm">
          <draw:text-box>
            <text:p>Recording traffic</text:p>
          </draw:text-box>
        </draw:frame>
        <presentation:notes draw:style-name="dp2">
          <draw:page-thumbnail draw:style-name="gr9" draw:layer="layout" svg:width="18.624cm" svg:height="10.476cm" svg:x="1.482cm" svg:y="2.123cm" draw:page-number="2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10" draw:text-style-name="P14" draw:layer="layout" svg:width="10.414cm" svg:height="14.224cm" svg:x="15.494cm" svg:y="0.508cm">
          <text:p text:style-name="P1">computer</text:p>
          <draw:enhanced-geometry svg:viewBox="0 0 21600 21600" draw:type="rectangle" draw:enhanced-path="M 0 0 L 21600 0 21600 21600 0 21600 0 0 Z N"/>
        </draw:custom-shape>
        <draw:custom-shape draw:style-name="gr4" draw:text-style-name="P7" xml:id="id10" draw:id="id10" draw:layer="layout" svg:width="2.286cm" svg:height="1.27cm" svg:x="16.002cm" svg:y="3.302cm">
          <text:p text:style-name="P3">app</text:p>
          <draw:enhanced-geometry svg:viewBox="0 0 21600 21600" draw:type="rectangle" draw:enhanced-path="M 0 0 L 21600 0 21600 21600 0 21600 0 0 Z N"/>
        </draw:custom-shape>
        <draw:custom-shape draw:style-name="gr12" draw:text-style-name="P7" xml:id="id9" draw:id="id9" draw:layer="layout" svg:width="4.51cm" svg:height="1.27cm" svg:x="20.128cm" svg:y="3.302cm">
          <text:p text:style-name="P3">app test</text:p>
          <draw:enhanced-geometry svg:viewBox="0 0 21600 21600" draw:type="rectangle" draw:enhanced-path="M 0 0 L 21600 0 21600 21600 0 21600 0 0 Z N"/>
        </draw:custom-shape>
        <draw:custom-shape draw:style-name="gr11" draw:text-style-name="P15" xml:id="id11" draw:id="id11" draw:layer="layout" svg:width="4.572cm" svg:height="1.154cm" svg:x="20.066cm" svg:y="5.988cm">
          <text:p text:style-name="P3">ble-mock</text:p>
          <draw:enhanced-geometry svg:viewBox="0 0 21600 21600" draw:type="rectangle" draw:enhanced-path="M 0 0 L 21600 0 21600 21600 0 21600 0 0 Z N"/>
        </draw:custom-shape>
        <draw:custom-shape draw:style-name="gr13" draw:text-style-name="P16" xml:id="id12" draw:id="id12" draw:layer="layout" svg:width="3.556cm" svg:height="2.54cm" svg:x="20.566cm" svg:y="8.798cm">
          <text:p text:style-name="P3">recording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11" draw:layer="layout" draw:type="line" svg:x1="20.128cm" svg:y1="3.937cm" svg:x2="18.288cm" svg:y2="3.937cm" draw:start-shape="id9" draw:start-glue-point="3" draw:end-shape="id10" draw:end-glue-point="1" svg:d="M20128 3937h-1840" svg:viewBox="0 0 1841 1">
          <text:p/>
        </draw:connector>
        <draw:connector draw:style-name="gr7" draw:text-style-name="P11" draw:layer="layout" draw:type="line" svg:x1="17.145cm" svg:y1="4.572cm" svg:x2="20.066cm" svg:y2="6.565cm" draw:start-shape="id10" draw:start-glue-point="2" draw:end-shape="id11" svg:d="M17145 4572l2921 1993" svg:viewBox="0 0 2922 1994">
          <text:p/>
        </draw:connector>
        <draw:connector draw:style-name="gr7" draw:text-style-name="P11" draw:layer="layout" draw:type="line" svg:x1="22.352cm" svg:y1="7.142cm" svg:x2="22.344cm" svg:y2="8.798cm" draw:start-shape="id11" draw:end-shape="id12" draw:end-glue-point="5" svg:d="M22352 7142l-8 1656" svg:viewBox="0 0 9 1657">
          <text:p/>
        </draw:connector>
        <draw:frame draw:style-name="gr8" draw:text-style-name="P12" draw:layer="layout" svg:width="9.436cm" svg:height="0.962cm" svg:x="0.724cm" svg:y="0.362cm">
          <draw:text-box>
            <text:p>Testing the app</text:p>
          </draw:text-box>
        </draw:frame>
        <presentation:notes draw:style-name="dp2">
          <draw:page-thumbnail draw:style-name="gr9" draw:layer="layout" svg:width="18.624cm" svg:height="10.476cm" svg:x="1.482cm" svg:y="2.123cm" draw:page-number="3" presentation:class="page"/>
          <draw:frame presentation:style-name="pr1" draw:text-style-name="P1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" draw:text-style-name="P18" draw:layer="layout" svg:width="3.302cm" svg:height="9.398cm" svg:x="0.762cm" svg:y="1.778cm">
          <text:p text:style-name="P17">device</text:p>
          <draw:enhanced-geometry svg:viewBox="0 0 21600 21600" draw:type="rectangle" draw:enhanced-path="M 0 0 L 21600 0 21600 21600 0 21600 0 0 Z N"/>
        </draw:custom-shape>
        <draw:custom-shape draw:style-name="gr2" draw:text-style-name="P20" xml:id="id13" draw:id="id13" draw:layer="layout" svg:width="2.794cm" svg:height="2.724cm" svg:x="0.97cm" svg:y="2.864cm">
          <text:p text:style-name="P19">firmware</text:p>
          <draw:enhanced-geometry svg:viewBox="0 0 21600 21600" draw:type="rectangle" draw:enhanced-path="M 0 0 L 21600 0 21600 21600 0 21600 0 0 Z N"/>
        </draw:custom-shape>
        <draw:custom-shape draw:style-name="gr3" draw:text-style-name="P22" draw:layer="layout" svg:width="13.1cm" svg:height="9.398cm" svg:x="6.196cm" svg:y="1.778cm">
          <text:p text:style-name="P21">phone</text:p>
          <draw:enhanced-geometry svg:viewBox="0 0 21600 21600" draw:type="rectangle" draw:enhanced-path="M 0 0 L 21600 0 21600 21600 0 21600 0 0 Z N"/>
        </draw:custom-shape>
        <draw:custom-shape draw:style-name="gr10" draw:text-style-name="P23" draw:layer="layout" svg:width="10.414cm" svg:height="14.224cm" svg:x="15.494cm" svg:y="0.508cm">
          <text:p text:style-name="P17">computer</text:p>
          <draw:enhanced-geometry svg:viewBox="0 0 21600 21600" draw:type="rectangle" draw:enhanced-path="M 0 0 L 21600 0 21600 21600 0 21600 0 0 Z N"/>
        </draw:custom-shape>
        <draw:custom-shape draw:style-name="gr4" draw:text-style-name="P24" xml:id="id16" draw:id="id16" draw:layer="layout" svg:width="2.286cm" svg:height="1.27cm" svg:x="16.002cm" svg:y="3.302cm">
          <text:p text:style-name="P19">app</text:p>
          <draw:enhanced-geometry svg:viewBox="0 0 21600 21600" draw:type="rectangle" draw:enhanced-path="M 0 0 L 21600 0 21600 21600 0 21600 0 0 Z N"/>
        </draw:custom-shape>
        <draw:custom-shape draw:style-name="gr11" draw:text-style-name="P25" xml:id="id17" draw:id="id17" draw:layer="layout" svg:width="4.572cm" svg:height="1.154cm" svg:x="10.16cm" svg:y="5.588cm">
          <text:p text:style-name="P19">ble-recorder</text:p>
          <draw:enhanced-geometry svg:viewBox="0 0 21600 21600" draw:type="rectangle" draw:enhanced-path="M 0 0 L 21600 0 21600 21600 0 21600 0 0 Z N"/>
        </draw:custom-shape>
        <draw:custom-shape draw:style-name="gr5" draw:text-style-name="P26" xml:id="id14" draw:id="id14" draw:layer="layout" svg:width="2.54cm" svg:height="1.27cm" svg:x="6.4cm" svg:y="4.594cm">
          <text:p text:style-name="P19">ble-plx</text:p>
          <draw:enhanced-geometry svg:viewBox="0 0 21600 21600" draw:type="rectangle" draw:enhanced-path="M 0 0 L 21600 0 21600 21600 0 21600 0 0 Z N"/>
        </draw:custom-shape>
        <draw:connector draw:style-name="gr6" draw:text-style-name="P10" draw:layer="layout" svg:x1="3.764cm" svg:y1="4.226cm" svg:x2="6.4cm" svg:y2="5.229cm" draw:start-shape="id13" draw:end-shape="id14" draw:end-glue-point="3" svg:d="M3764 4226h1318v1003h1318" svg:viewBox="0 0 2637 1004">
          <text:p text:style-name="P9"><text:span text:style-name="T1">BLE</text:span></text:p>
        </draw:connector>
        <draw:custom-shape draw:style-name="gr12" draw:text-style-name="P24" xml:id="id15" draw:id="id15" draw:layer="layout" svg:width="4.51cm" svg:height="1.27cm" svg:x="20.128cm" svg:y="3.302cm">
          <text:p text:style-name="P19">app test</text:p>
          <draw:enhanced-geometry svg:viewBox="0 0 21600 21600" draw:type="rectangle" draw:enhanced-path="M 0 0 L 21600 0 21600 21600 0 21600 0 0 Z N"/>
        </draw:custom-shape>
        <draw:custom-shape draw:style-name="gr11" draw:text-style-name="P25" xml:id="id20" draw:id="id20" draw:layer="layout" svg:width="4.572cm" svg:height="1.154cm" svg:x="20.066cm" svg:y="5.988cm">
          <text:p text:style-name="P19">ble-mock</text:p>
          <draw:enhanced-geometry svg:viewBox="0 0 21600 21600" draw:type="rectangle" draw:enhanced-path="M 0 0 L 21600 0 21600 21600 0 21600 0 0 Z N"/>
        </draw:custom-shape>
        <draw:custom-shape draw:style-name="gr12" draw:text-style-name="P24" xml:id="id18" draw:id="id18" draw:layer="layout" svg:width="4.51cm" svg:height="1.27cm" svg:x="10.203cm" svg:y="7.62cm">
          <text:p text:style-name="P19">recorder test</text:p>
          <draw:enhanced-geometry svg:viewBox="0 0 21600 21600" draw:type="rectangle" draw:enhanced-path="M 0 0 L 21600 0 21600 21600 0 21600 0 0 Z N"/>
        </draw:custom-shape>
        <draw:custom-shape draw:style-name="gr13" draw:text-style-name="P27" xml:id="id19" draw:id="id19" draw:layer="layout" svg:width="3.556cm" svg:height="2.54cm" svg:x="20.566cm" svg:y="8.798cm">
          <text:p text:style-name="P19">recording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7" draw:text-style-name="P11" draw:layer="layout" draw:type="line" svg:x1="20.128cm" svg:y1="3.937cm" svg:x2="18.288cm" svg:y2="3.937cm" draw:start-shape="id15" draw:start-glue-point="3" draw:end-shape="id16" draw:end-glue-point="1" svg:d="M20128 3937h-1840" svg:viewBox="0 0 1841 1">
          <text:p/>
        </draw:connector>
        <draw:connector draw:style-name="gr7" draw:text-style-name="P11" draw:layer="layout" draw:type="line" svg:x1="16.002cm" svg:y1="3.937cm" svg:x2="8.94cm" svg:y2="5.229cm" draw:start-shape="id16" draw:start-glue-point="3" draw:end-shape="id14" svg:d="M16002 3937l-7062 1292" svg:viewBox="0 0 7063 1293">
          <text:p/>
        </draw:connector>
        <draw:connector draw:style-name="gr7" draw:text-style-name="P11" draw:layer="layout" draw:type="line" svg:x1="10.16cm" svg:y1="6.165cm" svg:x2="8.94cm" svg:y2="5.229cm" draw:start-shape="id17" draw:start-glue-point="3" draw:end-shape="id14" draw:end-glue-point="1" svg:d="M10160 6165l-1220-936" svg:viewBox="0 0 1221 937">
          <text:p/>
        </draw:connector>
        <draw:connector draw:style-name="gr7" draw:text-style-name="P11" draw:layer="layout" draw:type="line" svg:x1="12.458cm" svg:y1="7.62cm" svg:x2="12.446cm" svg:y2="6.742cm" draw:start-shape="id18" draw:start-glue-point="0" draw:end-shape="id17" svg:d="M12458 7620l-12-878" svg:viewBox="0 0 13 879">
          <text:p/>
        </draw:connector>
        <draw:connector draw:style-name="gr7" draw:text-style-name="P11" draw:layer="layout" draw:type="line" svg:x1="14.732cm" svg:y1="6.165cm" svg:x2="20.566cm" svg:y2="10.068cm" draw:start-shape="id17" draw:start-glue-point="1" draw:end-shape="id19" svg:d="M14732 6165l5834 3903" svg:viewBox="0 0 5835 3904">
          <text:p/>
        </draw:connector>
        <draw:connector draw:style-name="gr7" draw:text-style-name="P11" draw:layer="layout" draw:type="line" svg:x1="17.145cm" svg:y1="4.572cm" svg:x2="20.066cm" svg:y2="6.565cm" draw:start-shape="id16" draw:start-glue-point="2" draw:end-shape="id20" svg:d="M17145 4572l2921 1993" svg:viewBox="0 0 2922 1994">
          <text:p/>
        </draw:connector>
        <draw:connector draw:style-name="gr7" draw:text-style-name="P11" draw:layer="layout" draw:type="line" svg:x1="22.352cm" svg:y1="7.142cm" svg:x2="22.344cm" svg:y2="8.798cm" draw:start-shape="id20" draw:end-shape="id19" draw:end-glue-point="5" svg:d="M22352 7142l-8 1656" svg:viewBox="0 0 9 1657">
          <text:p/>
        </draw:connector>
        <draw:frame draw:style-name="gr8" draw:text-style-name="P29" draw:layer="layout" svg:width="9.436cm" svg:height="0.962cm" svg:x="0.724cm" svg:y="0.362cm">
          <draw:text-box>
            <text:p text:style-name="P28">Overview</text:p>
          </draw:text-box>
        </draw:frame>
        <presentation:notes draw:style-name="dp2">
          <draw:page-thumbnail draw:style-name="gr9" draw:layer="layout" svg:width="18.624cm" svg:height="10.476cm" svg:x="1.482cm" svg:y="2.123cm" draw:page-number="4" presentation:class="page"/>
          <draw:frame presentation:style-name="pr1" draw:text-style-name="P3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Lars Thorup</meta:initial-creator>
    <meta:creation-date>2021-06-24T07:07:14.505000000</meta:creation-date>
    <dc:date>2021-06-24T12:35:58.008000000</dc:date>
    <dc:creator>Lars Thorup</dc:creator>
    <meta:editing-duration>PT1H42M56S</meta:editing-duration>
    <meta:editing-cycles>2</meta:editing-cycles>
    <meta:generator>LibreOffice/6.0.5.2$Windows_x86 LibreOffice_project/54c8cbb85f300ac59db32fe8a675ff7683cd5a16</meta:generator>
    <meta:document-statistic meta:object-count="79"/>
  </office:meta>
</office:document-meta>
</file>